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1c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e2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32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39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d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d99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2f7066e" style:font-name-asian="標楷體1"/>
    </style:style>
    <style:style style:name="T15" style:family="text">
      <style:text-properties style:font-name="標楷體1" officeooo:rsid="4061364d"/>
    </style:style>
    <style:style style:name="T16" style:family="text">
      <style:text-properties style:font-name="標楷體1" officeooo:rsid="4062ffbb"/>
    </style:style>
    <style:style style:name="T17" style:family="text">
      <style:text-properties style:font-name="標楷體1" officeooo:rsid="408b8db3"/>
    </style:style>
    <style:style style:name="T18" style:family="text">
      <style:text-properties style:font-name="標楷體1" officeooo:rsid="40815e97"/>
    </style:style>
    <style:style style:name="T19" style:family="text">
      <style:text-properties style:font-name="標楷體1" officeooo:rsid="40b326dd"/>
    </style:style>
    <style:style style:name="T20" style:family="text">
      <style:text-properties style:font-name="標楷體1" officeooo:rsid="40a0db81"/>
    </style:style>
    <style:style style:name="T21" style:family="text">
      <style:text-properties style:font-name="標楷體1" officeooo:rsid="40c20d00"/>
    </style:style>
    <style:style style:name="T22" style:family="text">
      <style:text-properties style:font-name="標楷體1" officeooo:rsid="40f1089b"/>
    </style:style>
    <style:style style:name="T23" style:family="text">
      <style:text-properties style:font-name="標楷體1" officeooo:rsid="41635688"/>
    </style:style>
    <style:style style:name="T24" style:family="text">
      <style:text-properties style:font-name="標楷體1" officeooo:rsid="2f9be6fe"/>
    </style:style>
    <style:style style:name="T25" style:family="text">
      <style:text-properties style:font-name="標楷體1" officeooo:rsid="42fe961d"/>
    </style:style>
    <style:style style:name="T26" style:family="text">
      <style:text-properties officeooo:rsid="2edf004c"/>
    </style:style>
    <style:style style:name="T27" style:family="text">
      <style:text-properties officeooo:rsid="40139fc6"/>
    </style:style>
    <style:style style:name="T28" style:family="text">
      <style:text-properties officeooo:rsid="40246d4c"/>
    </style:style>
    <style:style style:name="T29" style:family="text">
      <style:text-properties style:font-name-asian="Arial1"/>
    </style:style>
    <style:style style:name="T30" style:family="text">
      <style:text-properties officeooo:rsid="40246d4c" style:font-name-asian="Arial1"/>
    </style:style>
    <style:style style:name="T31" style:family="text">
      <style:text-properties officeooo:rsid="403e7900" style:font-name-asian="Arial1"/>
    </style:style>
    <style:style style:name="T32" style:family="text">
      <style:text-properties officeooo:rsid="407a8245" style:font-name-asian="Arial1"/>
    </style:style>
    <style:style style:name="T33" style:family="text">
      <style:text-properties officeooo:rsid="2e2d83da" style:font-name-asian="Arial1"/>
    </style:style>
    <style:style style:name="T34" style:family="text">
      <style:text-properties officeooo:rsid="41e633aa" style:font-name-asian="Arial1"/>
    </style:style>
    <style:style style:name="T35" style:family="text">
      <style:text-properties style:font-name="細明體" style:font-name-asian="細明體"/>
    </style:style>
    <style:style style:name="T36" style:family="text">
      <style:text-properties fo:color="#333333"/>
    </style:style>
    <style:style style:name="T37" style:family="text">
      <style:text-properties officeooo:rsid="4062ffbb"/>
    </style:style>
    <style:style style:name="T38" style:family="text">
      <style:text-properties officeooo:rsid="40635f85"/>
    </style:style>
    <style:style style:name="T39" style:family="text">
      <style:text-properties officeooo:rsid="40678fea"/>
    </style:style>
    <style:style style:name="T40" style:family="text">
      <style:text-properties officeooo:rsid="40748320"/>
    </style:style>
    <style:style style:name="T41" style:family="text">
      <style:text-properties officeooo:rsid="3449857d"/>
    </style:style>
    <style:style style:name="T42" style:family="text">
      <style:text-properties officeooo:rsid="40815e97"/>
    </style:style>
    <style:style style:name="T43" style:family="text">
      <style:text-properties officeooo:rsid="3fa4dedd"/>
    </style:style>
    <style:style style:name="T44" style:family="text">
      <style:text-properties officeooo:rsid="40c20d00"/>
    </style:style>
    <style:style style:name="T45" style:family="text">
      <style:text-properties officeooo:rsid="2e2d83da"/>
    </style:style>
    <style:style style:name="T46" style:family="text">
      <style:text-properties officeooo:rsid="4c43b58b"/>
    </style:style>
    <style:style style:name="T47" style:family="text">
      <style:text-properties officeooo:rsid="408d524f"/>
    </style:style>
    <style:style style:name="T48" style:family="text">
      <style:text-properties officeooo:rsid="2f7a955a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53" style:family="text">
      <style:text-properties fo:color="#010101" style:font-name="標楷體1" fo:font-size="6pt" style:font-size-asian="6pt" style:font-size-complex="6pt"/>
    </style:style>
    <style:style style:name="T54" style:family="text">
      <style:text-properties fo:color="#010101" style:font-name="標楷體1" fo:font-size="16pt" style:font-name-asian="標楷體1" style:font-size-asian="16pt" style:font-size-complex="16pt"/>
    </style:style>
    <style:style style:name="T55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56" style:family="text">
      <style:text-properties fo:color="#010101" style:font-name="標楷體1" style:font-name-asian="標楷體1"/>
    </style:style>
    <style:style style:name="T57" style:family="text">
      <style:text-properties fo:color="#010101" fo:font-size="16pt" officeooo:rsid="2e2d83da" style:font-size-asian="16pt" style:font-size-complex="16pt"/>
    </style:style>
    <style:style style:name="T58" style:family="text">
      <style:text-properties officeooo:rsid="41370238"/>
    </style:style>
    <style:style style:name="T59" style:family="text">
      <style:text-properties officeooo:rsid="41635688"/>
    </style:style>
    <style:style style:name="T60" style:family="text">
      <style:text-properties officeooo:rsid="4186ef52"/>
    </style:style>
    <style:style style:name="T61" style:family="text">
      <style:text-properties officeooo:rsid="419714e9"/>
    </style:style>
    <style:style style:name="T62" style:family="text">
      <style:text-properties officeooo:rsid="41e633aa"/>
    </style:style>
    <style:style style:name="T63" style:family="text">
      <style:text-properties officeooo:rsid="41d59a38"/>
    </style:style>
    <style:style style:name="T64" style:family="text">
      <style:text-properties officeooo:rsid="41e633aa" style:font-name-asian="標楷體1"/>
    </style:style>
    <style:style style:name="T65" style:family="text">
      <style:text-properties fo:color="#1c1c1c"/>
    </style:style>
    <style:style style:name="T66" style:family="text">
      <style:text-properties fo:color="#1c1c1c" style:font-name="標楷體1" style:font-name-asian="標楷體1"/>
    </style:style>
    <style:style style:name="T67" style:family="text">
      <style:text-properties officeooo:rsid="2b6f314a"/>
    </style:style>
    <style:style style:name="T68" style:family="text">
      <style:text-properties officeooo:rsid="42f706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3759803" text:style-name="L1">
        <text:list-item>
          <text:p text:style-name="P1"><text:bookmark-start text:name="內捲"/>內捲<text:bookmark-end text:name="內捲"/></text:p>
          <text:list>
            <text:list-item>
              <text:p text:style-name="P6">內捲 是 模式僵化。</text:p>
              <text:list>
                <text:list-item>
                  <text:p text:style-name="P2">內捲 是 <text:span text:style-name="T36">某一特定</text:span>模式 不變<text:span text:style-name="T36"> 的 情況之下</text:span>，不斷 <text:span text:style-name="T36">增加、</text:span>提升 <text:span text:style-name="T36">某一特定內在</text:span>個體<text:span text:style-name="T36">的 現象</text:span>。</text:p>
                </text:list-item>
                <text:list-item>
                  <text:p text:style-name="P7">內捲 是（亞歷山<text:span text:style-name="T5">大·高</text:span>登威瑟 認定的）內捲。</text:p>
                  <text:list>
                    <text:list-item>
                      <text:p text:style-name="P8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9">內捲 是（克里福德<text:span text:style-name="T4">·</text:span>蓋爾茲 認定的）內捲。</text:p>
                  <text:list>
                    <text:list-item>
                      <text:p text:style-name="P10">克里福德蓋爾茲 認定，農業模式 不變 的 情況之下，不斷增加 人力的 現象。</text:p>
                    </text:list-item>
                    <text:list-item>
                      <text:p text:style-name="P10">明顯例子，連鎖店。</text:p>
                      <text:list>
                        <text:list-item>
                          <text:p text:style-name="P11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內捲 是 內在物質的 變化、變化方式 僵化。</text:p>
              <text:list>
                <text:list-item>
                  <text:p text:style-name="P12">內捲 是 個體的 想像力 禁錮、固化、僵化。</text:p>
                </text:list-item>
                <text:list-item>
                  <text:p text:style-name="P12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36">、重現</text:span>、優化<text:span text:style-name="T36">（曾經的、過去的）成功經驗、成功案例、</text:span>成功方法。</text:p>
                </text:list-item>
                <text:list-item>
                  <text:p text:style-name="P13">明顯例子，假定，人類 處在 農業時代。</text:p>
                  <text:list>
                    <text:list-item>
                      <text:p text:style-name="P13">人類 會以 農業時代的 思維、方式 思想、決策、行動。</text:p>
                      <text:list>
                        <text:list-item>
                          <text:p text:style-name="P13">明顯例子，早上、太陽出現、雞叫聲出現 →<text:span text:style-name="T27"> </text:span>起床。</text:p>
                          <text:list>
                            <text:list-item>
                              <text:p text:style-name="P14">生 更多的 小孩 <text:span text:style-name="T29">↔</text:span><text:span text:style-name="T38"> 種 更多的 農田</text:span>。</text:p>
                              <text:list>
                                <text:list-item>
                                  <text:p text:style-name="P13">人力 不夠 →<text:span text:style-name="T27"> </text:span>生更多的小孩、增加更多的人力。</text:p>
                                </text:list-item>
                                <text:list-item>
                                  <text:p text:style-name="P31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3">黃昏 →<text:span text:style-name="T27"> </text:span>回家、休息。</text:p>
                            </text:list-item>
                            <text:list-item>
                              <text:p text:style-name="P12">農業時代的 內捲 是，生 更多的 小孩 <text:span text:style-name="T30">↔</text:span><text:span text:style-name="T28"> 種 更多的 農田</text:span>。</text:p>
                            </text:list-item>
                            <text:list-item>
                              <text:p text:style-name="P15">農業時代的 人類的 想像力 禁錮、固化、僵化 在 天、地、人。</text:p>
                              <text:list>
                                <text:list-item>
                                  <text:p text:style-name="P15">天 的 明顯例子，太陽、天氣、四季。</text:p>
                                </text:list-item>
                                <text:list-item>
                                  <text:p text:style-name="P15">地 的 明顯例子，土壤、地形、河川。</text:p>
                                </text:list-item>
                                <text:list-item>
                                  <text:p text:style-name="P15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6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明顯例子，擠出 更多的 生活時間、閒暇思考時間 <text:span text:style-name="T32">↔</text:span><text:span text:style-name="T38"> 釋出 更多的 工時、沒意義的工作</text:span>。</text:p>
                  <text:list>
                    <text:list-item>
                      <text:p text:style-name="P18">生活時間 是（生存時間、生活時間 的）生活時間。</text:p>
                    </text:list-item>
                    <text:list-item>
                      <text:p text:style-name="P19">生活時間、閒暇思考時間 太多 →<text:span text:style-name="T39"> 每年物價通膨、拉長工時、釋出更多的沒意義的工作。</text:span></text:p>
                      <text:list>
                        <text:list-item>
                          <text:p text:style-name="P20">讓 國民群（專注在）追著 錢 跑。</text:p>
                          <text:list>
                            <text:list-item>
                              <text:p text:style-name="P21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（<text:span text:style-name="T15">YouTube</text:span>）世<text:span text:style-name="T5">上</text:span><text:span text:style-name="T7">40%工</text:span><text:span text:style-name="T40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37">｜說書【人類學/社會學】</text:span>。</text:p>
                      <text:list>
                        <text:list-item>
                          <text:p text:style-name="P23">資本主義，釋出 更多的 白領的 沒意義的工作。</text:p>
                          <text:list>
                            <text:list-item>
                              <text:p text:style-name="P23">社會貢獻 越高，領到薪水 越低。</text:p>
                            </text:list-item>
                            <text:list-item>
                              <text:p text:style-name="P23">資本 先於 勞動。</text:p>
                            </text:list-item>
                          </text:list>
                        </text:list-item>
                        <text:list-item>
                          <text:p text:style-name="P23">共產主義，釋出 更多的 藍領的 沒意義的工作。</text:p>
                        </text:list-item>
                        <text:list-item>
                          <text:p text:style-name="P23">全民基本收入，讓 工作、生計 脫鉤。</text:p>
                        </text:list-item>
                      </text:list>
                    </text:list-item>
                    <text:list-item>
                      <text:p text:style-name="P23">明顯例子，（<text:span text:style-name="T15">YouTube</text:span>）人類<text:span text:style-name="T5">有</text:span><text:span text:style-name="T6">40%</text:span><text:span text:style-name="T37">的工作沒意義？這</text:span><text:span text:style-name="T16">5</text:span><text:span text:style-name="T37">種被公認「最狗屁」的工作，到底為何要存在？《七七說書》</text:span><text:span text:style-name="T16">EP042｜志棋七七</text:span>。</text:p>
                    </text:list-item>
                  </text:list>
                </text:list-item>
              </text:list>
            </text:list-item>
            <text:list-item>
              <text:p text:style-name="P12">反內捲。</text:p>
              <text:list>
                <text:list-item>
                  <text:p text:style-name="P3">反內捲 是 改變 <text:span text:style-name="T36">某一特定</text:span>模式。</text:p>
                  <text:list>
                    <text:list-item>
                      <text:p text:style-name="P24">反內捲 不是 為了 改變（原有的）某一特定模式，而 改變（原有的）該模式。</text:p>
                    </text:list-item>
                    <text:list-item>
                      <text:p text:style-name="P25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36"> 個體、群體找出</text:span>有效的<text:span text:style-name="T36">某一特定</text:span>模式<text:span text:style-name="T36">之後，</text:span>改變、取代<text:span text:style-name="T36">（</text:span>原有的<text:span text:style-name="T36">）該</text:span>模式。</text:p>
                        </text:list-item>
                      </text:list>
                    </text:list-item>
                    <text:list-item>
                      <text:p text:style-name="P12">反內捲 是 想出、提出、實作 新的 知識、概念、方法。</text:p>
                    </text:list-item>
                  </text:list>
                </text:list-item>
                <text:list-item>
                  <text:p text:style-name="P12">反內捲 的 明顯例子，創新、打破傳統。</text:p>
                  <text:list>
                    <text:list-item>
                      <text:p text:style-name="P26">明顯例子，改變 生產模式、產業模式、文明模式。</text:p>
                      <text:list>
                        <text:list-item>
                          <text:p text:style-name="P11">工業革命，改變 生產模式，從 紡織工人 改變成 紡織機。</text:p>
                        </text:list-item>
                        <text:list-item>
                          <text:p text:style-name="P11">特斯拉（公司），改變 產業模式，從 電動車 改變成 電動車、人形機器人。</text:p>
                        </text:list-item>
                        <text:list-item>
                          <text:p text:style-name="P27">人類文明，改變 文明模式，從 起源革命 改變成 認知革命。</text:p>
                          <text:list>
                            <text:list-item>
                              <text:p text:style-name="P145"><text:span text:style-name="T26">（相關描述在 </text:span><text:span text:style-name="T2">歷史</text:span><text:span text:style-name="T26"> 文件群的 </text:span><text:span text:style-name="T3">人類文明</text:span><text:span text:style-name="T26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反內捲 <text:span text:style-name="T31">↔</text:span> 提升 文明程度、群體程度、個體程度。</text:p>
                  <text:list>
                    <text:list-item>
                      <text:p text:style-name="P28">明顯例子<text:span text:style-name="T35">，</text:span>農業革命，改變 生產模式，從 採集、狩獵、露營 改變成 耕田、圈養、定居。</text:p>
                    </text:list-item>
                    <text:list-item>
                      <text:p text:style-name="P29">明顯例子<text:span text:style-name="T35">，</text:span>工業革命，改變 生產模式，從 紡織工人 改變成 紡織機。</text:p>
                    </text:list-item>
                    <text:list-item>
                      <text:p text:style-name="P30">明顯例子<text:span text:style-name="T35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貧窮"/>貧窮<text:bookmark-end text:name="貧窮"/></text:p>
          <text:list>
            <text:list-item>
              <text:p text:style-name="P32">明顯例子，<text:span text:style-name="T5">（YouTube）</text:span>貧民之道：我們越貧窮，他們越幸福！《一個貧窮的年輕人》。</text:p>
              <text:list>
                <text:list-item>
                  <text:p text:style-name="P32">貧窮 對 一部分的人 有好處。</text:p>
                </text:list-item>
                <text:list-item>
                  <text:p text:style-name="P32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5"><text:bookmark-start text:name="教育"/>教育<text:bookmark-end text:name="教育"/></text:p>
          <text:list>
            <text:list-item>
              <text:p text:style-name="P33">明顯例子，<text:span text:style-name="T4">（YouTube）台灣教育出了哪些問題？教育翻轉階級根本是神話？學校的起源不是教育？文憑主義源自貧富差距？【歪歪看世界EP</text:span><text:span text:style-name="T17">1</text:span><text:span text:style-name="T4">:當代教育出了哪些問題？】</text:span>。</text:p>
              <text:list>
                <text:list-item>
                  <text:p text:style-name="P34"><text:span text:style-name="T41">（盧梭 的）愛彌兒：論教育</text:span>。</text:p>
                  <text:list>
                    <text:list-item>
                      <text:p text:style-name="P34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6"><text:span text:style-name="T5">18世</text:span>紀以前的 歐洲，教會、神職教育 提供 知識、教育。</text:p>
                  <text:list>
                    <text:list-item>
                      <text:p text:style-name="P37">明顯例子，教導、學習 神學、數學、拉丁文。</text:p>
                    </text:list-item>
                    <text:list-item>
                      <text:p text:style-name="P37">明顯例子，發展出 地動說、豌豆雜交實驗。</text:p>
                    </text:list-item>
                  </text:list>
                </text:list-item>
                <text:list-item>
                  <text:p text:style-name="P38"><text:span text:style-name="T5">18世</text:span>紀的 普魯士，學校、義務教育 提供 知識、教育。</text:p>
                  <text:list>
                    <text:list-item>
                      <text:p text:style-name="P39">學校、義務教育，希望讓人民有 為你的國家打拼、民族認同 的意識。</text:p>
                    </text:list-item>
                    <text:list-item>
                      <text:p text:style-name="P39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39">法國大革命後的 英國，用 義務教育 來 管控大眾思想、階級控制。</text:p>
                  <text:list>
                    <text:list-item>
                      <text:p text:style-name="P40"><text:span text:style-name="T20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3">明治維新的 日本，小學義務教育 把日本人全盤西化、讓國民可以追趕上西方的知識。</text:p>
                </text:list-item>
                <text:list-item>
                  <text:p text:style-name="P41">米歇爾·傅科<text:span text:style-name="T43">認定，</text:span>學校的本質不是教育，而是整形外科，把下一代的人整成國家想要的樣子。</text:p>
                </text:list-item>
                <text:list-item>
                  <text:p text:style-name="P41">文憑主義、強迫成就導向、歷史轉型、經濟不平等、家庭教育、階級複製、文化資本。</text:p>
                </text:list-item>
                <text:list-item>
                  <text:p text:style-name="P41">自然發展導向。</text:p>
                </text:list-item>
              </text:list>
            </text:list-item>
            <text:list-item>
              <text:p text:style-name="P42"><text:span text:style-name="T42">明顯例子，</text:span><text:span text:style-name="T18">（YouTube）</text:span><text:span text:style-name="T19">108課綱越改越爛？教育的哲學與大歷史、批判意識教育法、原住民社會教育 #歪歪看世界EP2</text:span>。</text:p>
              <text:list>
                <text:list-item>
                  <text:p text:style-name="P44">原住民的小孩 聽故事、玩遊戲 學習知識、認識世界。</text:p>
                </text:list-item>
                <text:list-item>
                  <text:p text:style-name="P45"><text:span text:style-name="T5">19世</text:span>紀後，童年應該受教育、銀行模型的教育。</text:p>
                </text:list-item>
                <text:list-item>
                  <text:p text:style-name="P45">理想的教育，應該要能夠實現人性中的遊戲本能。</text:p>
                </text:list-item>
                <text:list-item>
                  <text:p text:style-name="P45">人不只有共通的人性，每個人還都有不一樣的個性，教育應該要能實現每個人不同的個體性。</text:p>
                </text:list-item>
                <text:list-item>
                  <text:p text:style-name="P46"><text:span text:style-name="T4">P</text:span><text:span text:style-name="T21">aulo Freire </text:span><text:span text:style-name="T44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6">教師提供的知識突然跟學生自己的生活產生了連結。</text:p>
                </text:list-item>
                <text:list-item>
                  <text:p text:style-name="P46">批判意識會讓學生自己去找資源學習，因為求知不再是為了他人的期待，而是為了改造自己與他人的現實處境。</text:p>
                </text:list-item>
                <text:list-item>
                  <text:p text:style-name="P46">求知慾正是人們推動歷史的動力。</text:p>
                </text:list-item>
                <text:list-item>
                  <text:p text:style-name="P46">批判意識的教學法、同儕文化。</text:p>
                </text:list-item>
                <text:list-item>
                  <text:p text:style-name="P46">批判意識就是教育下一代如何自主思考。</text:p>
                  <text:list>
                    <text:list-item>
                      <text:p text:style-name="P47">下一代如何自主思考<text:span text:style-name="T45"> </text:span><text:span text:style-name="T33">↔</text:span><text:span text:style-name="T45"> 個體獨立</text:span>思考的<text:span text:style-name="T41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<text:bookmark-start text:name="錢"/>錢<text:bookmark-end text:name="錢"/></text:p>
          <text:list>
            <text:list-item>
              <text:p text:style-name="P48">明顯例子，使用 信用卡（交易系統）、數位貨幣 監視 金流、購買什麼事物。</text:p>
              <text:list>
                <text:list-item>
                  <text:p text:style-name="P49">明顯例子，大規模建立、<text:span text:style-name="T46">精準</text:span>建立 側寫（<text:span text:style-name="T22">profile</text:span>）。</text:p>
                  <text:list>
                    <text:list-item>
                      <text:p text:style-name="P50">大規模建立<text:span text:style-name="T45"> </text:span><text:span text:style-name="T33">↔</text:span><text:span text:style-name="T45"> </text:span>大規模監控。</text:p>
                    </text:list-item>
                    <text:list-item>
                      <text:p text:style-name="P51"><text:span text:style-name="T46">精準</text:span>建立<text:span text:style-name="T45"> </text:span><text:span text:style-name="T33">↔</text:span><text:span text:style-name="T45"> 精準監控</text:span>。</text:p>
                    </text:list-item>
                  </text:list>
                </text:list-item>
                <text:list-item>
                  <text:p text:style-name="P49">明顯例子，根據 側寫<text:span text:style-name="T4">(</text:span><text:span text:style-name="T22">profile)</text:span>，<text:span text:style-name="T47">整形外科</text:span> 消費者、潛在消費者、國民群、領導層、群體。</text:p>
                  <text:list>
                    <text:list-item>
                      <text:p text:style-name="P52"><text:span text:style-name="T47">整形外科 是</text:span>（<text:span text:style-name="T47">米歇爾·傅科 認定的）整形外科</text:span>。</text:p>
                    </text:list-item>
                  </text:list>
                </text:list-item>
              </text:list>
            </text:list-item>
            <text:list-item>
              <text:p text:style-name="P53">明顯例子，使用 電腦 凍結 銀行帳戶、數位貨幣 的 控制權、領錢權、存錢權。</text:p>
            </text:list-item>
            <text:list-item>
              <text:p text:style-name="P54">明顯例子，使用 電腦 增加、減少、歸零 銀行帳戶、數位貨幣 的 數字。</text:p>
              <text:list>
                <text:list-item>
                  <text:p text:style-name="P55">使用 電腦 的 明顯例子，政府、領導層、官員、黑帽駭客 使用 電腦。</text:p>
                </text:list-item>
              </text:list>
            </text:list-item>
            <text:list-item>
              <text:p text:style-name="P143"><text:span text:style-name="T52">明顯例子，</text:span><text:span text:style-name="T51">金權制</text:span><text:span text:style-name="T52">，</text:span>私人利益、金融系統利益 比 群體利益 更重要。</text:p>
              <text:list>
                <text:list-item>
                  <text:p text:style-name="P144">富豪 有機率認定，單一超富有、一小群富有、一大群貧窮 更<text:span text:style-name="T50">有好處</text:span>。</text:p>
                  <text:list>
                    <text:list-item>
                      <text:p text:style-name="P154"><text:span text:style-name="T50">貧窮 對 一部分的人 有好處</text:span>。</text:p>
                      <text:list>
                        <text:list-item>
                          <text:p text:style-name="P154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44">明顯例子，富豪、既得利益者 有機率認定，金融系統 絕對不能 崩塌。</text:p>
                  <text:list>
                    <text:list-item>
                      <text:p text:style-name="P144">富豪 有機率認定，維護和優化金融系統 比 一大群脫離貧窮 更重要。</text:p>
                      <text:list>
                        <text:list-item>
                          <text:p text:style-name="P144">優化 金融系統 不是 讓 一大群 脫離貧窮、有更多空閒時間。<text:span text:style-name="T53">{、空間}</text:span></text:p>
                        </text:list-item>
                        <text:list-item>
                          <text:p text:style-name="P144">優化 金融系統 是 讓 富豪 能夠賺到 更多 錢、資產、空閒時空。</text:p>
                        </text:list-item>
                        <text:list-item>
                          <text:p text:style-name="P144">優化 金融系統 是讓 既得利益者 能夠更快 獲得 錢、資產、利益。</text:p>
                        </text:list-item>
                        <text:list-item>
                          <text:p text:style-name="P144">優化 金融系統 是 讓 富豪、既得利益者 鞏固、優化 金權、金勢。</text:p>
                        </text:list-item>
                        <text:list-item>
                          <text:p text:style-name="P144">勢 是（無兵伐勢 的）勢。</text:p>
                        </text:list-item>
                      </text:list>
                    </text:list-item>
                    <text:list-item>
                      <text:p text:style-name="P144"><text:span text:style-name="T49">一大群 有機率有 </text:span><text:span text:style-name="T51">人質症候群</text:span>。</text:p>
                      <text:list>
                        <text:list-item>
                          <text:p text:style-name="P144"><text:span text:style-name="T49">一大群 對 金融系統、富豪、既得利益者，有機率有 </text:span><text:span text:style-name="T51">人質症候群</text:span>。</text:p>
                        </text:list-item>
                        <text:list-item>
                          <text:p text:style-name="P104">一大群 有機率 崇拜、效仿、遵從、聽從 富豪、既得利益者。</text:p>
                        </text:list-item>
                        <text:list-item>
                          <text:p text:style-name="P144"><text:span text:style-name="T49">一大群 有機率（自願、為了保護自己的現有利益）保護 金融系統</text:span>。</text:p>
                        </text:list-item>
                        <text:list-item>
                          <text:p text:style-name="P144"><text:span text:style-name="T49">假定，某一特定</text:span><text:span text:style-name="T51">個體 </text:span><text:span text:style-name="T49">有機率 降低、退化 金融系統。</text:span></text:p>
                        </text:list-item>
                        <text:list-item>
                          <text:p text:style-name="P144"><text:span text:style-name="T49">一大群 有機率 仇視、攻擊、傷害</text:span><text:span text:style-name="T51"> 該個體</text:span>。</text:p>
                        </text:list-item>
                        <text:list-item>
                          <text:p text:style-name="P144">抽象例子，（柏拉圖 認定的）洞穴理論。</text:p>
                        </text:list-item>
                        <text:list-item>
                          <text:p text:style-name="P104">抽象例子，<text:span text:style-name="T48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明顯例子，蜜蜂 採蜜、吃蜜、儲蜜。</text:p>
              <text:list>
                <text:list-item>
                  <text:p text:style-name="P57">蜂農、養蜂人 持續採收（巢片 的）蜂蜜、蜂蠟。</text:p>
                  <text:list>
                    <text:list-item>
                      <text:p text:style-name="P58">明顯例子，隨手挖、想吃的時候挖（蜂箱、巢片 的）蜂蜜 來 吃。</text:p>
                      <text:list>
                        <text:list-item>
                          <text:p text:style-name="P59">蜂箱 是 蜜蜂的 家。</text:p>
                          <text:list>
                            <text:list-item>
                              <text:p text:style-name="P60">蜂箱 是 擺放、收納 巢片的 箱子。</text:p>
                            </text:list-item>
                            <text:list-item>
                              <text:p text:style-name="P61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2">巢片 是 長方形的 人造蜂巢。</text:p>
                        </text:list-item>
                      </text:list>
                    </text:list-item>
                    <text:list-item>
                      <text:p text:style-name="P63">明顯例子，用手、無意識 把（巢片 的）蜂蜜 抖到、撒在 地上。</text:p>
                    </text:list-item>
                  </text:list>
                </text:list-item>
                <text:list-item>
                  <text:p text:style-name="P64">蜂農 定期採收（蜂箱、巢片 的）蜂蜜、蜂蠟。</text:p>
                  <text:list>
                    <text:list-item>
                      <text:p text:style-name="P65">明顯例子，使用 攪蜜機。</text:p>
                    </text:list-item>
                    <text:list-item>
                      <text:p text:style-name="P66">蜂農 定期採收（蜂箱、巢片 一部分 的）蜂蜜、蜂蠟。</text:p>
                      <text:list>
                        <text:list-item>
                          <text:p text:style-name="P67">原因很明顯，讓 蜜蜂 能夠 存活、生存 →<text:span text:style-name="T58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68">假定，蜜蜂 不聽話、妨礙到蜂農、不合蜂農的意。</text:p>
                  <text:list>
                    <text:list-item>
                      <text:p text:style-name="P69">使用 燃燒的稻草 煙燻 蜜蜂。</text:p>
                    </text:list-item>
                  </text:list>
                </text:list-item>
                <text:list-item>
                  <text:p text:style-name="P70">蜂農 有機率優化 蜂箱、蜂場。<text:span text:style-name="T56">{蜂農 有機率 提升、昇華 蜂箱、蜂場}</text:span></text:p>
                  <text:list>
                    <text:list-item>
                      <text:p text:style-name="P70">讓 蜂農 能夠，採收 更多的 蜂蜜。</text:p>
                      <text:list>
                        <text:list-item>
                          <text:p text:style-name="P70">讓 蜂農 能夠（更快的）採收 更多的 蜂蜜。</text:p>
                        </text:list-item>
                        <text:list-item>
                          <text:p text:style-name="P70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0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蜜蜂<text:span text:style-name="T45"> </text:span><text:span text:style-name="T33">↔</text:span><text:span text:style-name="T45"> 一大群</text:span>。</text:p>
                  <text:list>
                    <text:list-item>
                      <text:p text:style-name="P72">採蜜<text:span text:style-name="T45"> </text:span><text:span text:style-name="T33">↔</text:span><text:span text:style-name="T45"> 賺錢</text:span>。<text:span text:style-name="T54">{</text:span><text:span text:style-name="T57">（使用、花費 體力、腦力、專注力、時間、空間、能量、儲</text:span><text:span text:style-name="T55">量</text:span><text:span text:style-name="T57">、</text:span><text:span text:style-name="T55">宗量</text:span><text:span text:style-name="T57">）賺錢</text:span><text:span text:style-name="T54">}</text:span></text:p>
                    </text:list-item>
                    <text:list-item>
                      <text:p text:style-name="P73">吃蜜<text:span text:style-name="T45"> </text:span><text:span text:style-name="T33">↔</text:span><text:span text:style-name="T45"> 消費、投機、買負債、買生存事物</text:span>。</text:p>
                    </text:list-item>
                    <text:list-item>
                      <text:p text:style-name="P74">儲蜜<text:span text:style-name="T45"> </text:span><text:span text:style-name="T33">↔</text:span><text:span text:style-name="T45"> 存錢、投資、買資產、買生活事物</text:span>。</text:p>
                    </text:list-item>
                    <text:list-item>
                      <text:p text:style-name="P75">蜂農<text:span text:style-name="T45"> </text:span><text:span text:style-name="T33">↔</text:span><text:span text:style-name="T45"> 單一、一小群</text:span>。</text:p>
                    </text:list-item>
                    <text:list-item>
                      <text:p text:style-name="P76">蜂箱<text:span text:style-name="T45"> </text:span><text:span text:style-name="T33">↔</text:span><text:span text:style-name="T45"> 資本主義、共產主義、金融系統</text:span>的<text:span text:style-name="T45">一部分</text:span>。</text:p>
                      <text:list>
                        <text:list-item>
                          <text:p text:style-name="P77">蜂場 <text:span text:style-name="T33">↔</text:span><text:span text:style-name="T45"> 金融系統</text:span>。</text:p>
                        </text:list-item>
                        <text:list-item>
                          <text:p text:style-name="P78">養蜂（循環<text:span text:style-name="T45">系統）</text:span><text:span text:style-name="T33">↔</text:span><text:span text:style-name="T45"> 金融系統。</text:span></text:p>
                        </text:list-item>
                        <text:list-item>
                          <text:p text:style-name="P78"><text:span text:style-name="T45">整個</text:span>養蜂產業<text:span text:style-name="T45"> </text:span><text:span text:style-name="T33">↔</text:span><text:span text:style-name="T45"> 金融系統</text:span>。</text:p>
                        </text:list-item>
                      </text:list>
                    </text:list-item>
                    <text:list-item>
                      <text:p text:style-name="P79">蜂蜜<text:span text:style-name="T45"> </text:span><text:span text:style-name="T33">↔</text:span><text:span text:style-name="T45"> 錢、資產、公司、房屋、成果</text:span>。</text:p>
                    </text:list-item>
                    <text:list-item>
                      <text:p text:style-name="P79">蜂蠟<text:span text:style-name="T45"> </text:span><text:span text:style-name="T33">↔</text:span>（政府、國家、群體 認定、判定 非法的、不合法的）<text:span text:style-name="T45">錢、資產、公司、房屋</text:span>。</text:p>
                    </text:list-item>
                    <text:list-item>
                      <text:p text:style-name="P80">攪蜜機<text:span text:style-name="T45"> </text:span><text:span text:style-name="T33">↔</text:span><text:span text:style-name="T45"> 金融工具</text:span>。</text:p>
                    </text:list-item>
                  </text:list>
                </text:list-item>
              </text:list>
            </text:list-item>
            <text:list-item>
              <text:p text:style-name="P81">越努力賺錢、越快賺到錢、賺到越多錢。</text:p>
              <text:list>
                <text:list-item>
                  <text:p text:style-name="P80">越努力賺錢 不一定 越快賺到錢、賺到越多錢。</text:p>
                  <text:list>
                    <text:list-item>
                      <text:p text:style-name="P82">明顯例子。</text:p>
                      <text:list>
                        <text:list-item>
                          <text:p text:style-name="P83">假定，第一個個體 在 大太陽底下，努力敲擊 石頭，秤斤算兩的 賺錢。</text:p>
                          <text:list>
                            <text:list-item>
                              <text:p text:style-name="P82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3">假定，第二個個體 在 冷氣房，輕鬆點擊 滑鼠，成交 生意、股票、房地產 賺錢。</text:p>
                          <text:list>
                            <text:list-item>
                              <text:p text:style-name="P80">第一個個體 有機率（比 第二個個體）更努力。</text:p>
                            </text:list-item>
                            <text:list-item>
                              <text:p text:style-name="P84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越努力賺錢的個體 有機率越被 其他個體、金融系統 宣傳、新聞報導。</text:p>
                  <text:list>
                    <text:list-item>
                      <text:p text:style-name="P84">明顯例子，假定，某一特定個體 身兼<text:span text:style-name="T5"> </text:span><text:span text:style-name="T10">3份</text:span><text:span text:style-name="T59">工作。</text:span></text:p>
                      <text:list>
                        <text:list-item>
                          <text:p text:style-name="P84">假定，該個體 身<text:span text:style-name="T5">兼，</text:span><text:span text:style-name="T11">1份（白天）正職、1份（晚上）兼職、1</text:span><text:span text:style-name="T60">份（假日）兼職 工作。</text:span></text:p>
                        </text:list-item>
                        <text:list-item>
                          <text:p text:style-name="P85">金融系統 有機率 宣傳、新聞報導，該個體 身兼<text:span text:style-name="T4"> </text:span><text:span text:style-name="T23">3份</text:span><text:span text:style-name="T59">工作</text:span>。</text:p>
                        </text:list-item>
                        <text:list-item>
                          <text:p text:style-name="P86">假定，其他個體 知道，該個體（為了 生存）身兼<text:span text:style-name="T5"> </text:span><text:span text:style-name="T10">3份</text:span><text:span text:style-name="T59">工作</text:span>。</text:p>
                        </text:list-item>
                        <text:list-item>
                          <text:p text:style-name="P84">其他個體 有機率認定，自己 很幸福、要知足、要更努力。</text:p>
                          <text:list>
                            <text:list-item>
                              <text:p text:style-name="P84">其他個體 有機率認定，自己 身兼的 工作數量、工作壓力 還太少。</text:p>
                            </text:list-item>
                            <text:list-item>
                              <text:p text:style-name="P87">其他個體 有機率認定，自己的 生存時間、忙碌時間、生存空間 還太少。</text:p>
                            </text:list-item>
                            <text:list-item>
                              <text:p text:style-name="P87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快賺到錢的個體 越被其他個體 羨慕、忌妒、讚揚。</text:p>
                  <text:list>
                    <text:list-item>
                      <text:p text:style-name="P89">明顯例子，假定，第一個個體 投資，使<text:span text:style-name="T5">用 </text:span><text:span text:style-name="T12">1週的 時間，賺</text:span><text:span text:style-name="T61">到 </text:span><text:span text:style-name="T12">1千元</text:span><text:span text:style-name="T61">美</text:span><text:span text:style-name="T12">金</text:span>。</text:p>
                      <text:list>
                        <text:list-item>
                          <text:p text:style-name="P89">假定，第二個個體 <text:span text:style-name="T4">投機、當沖</text:span>，使<text:span text:style-name="T5">用 </text:span><text:span text:style-name="T12">1秒的 時間，賺</text:span><text:span text:style-name="T61">到 </text:span><text:span text:style-name="T12">1千元</text:span><text:span text:style-name="T61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秒的 時間，賺</text:span><text:span text:style-name="T61">到</text:span><text:span text:style-name="T12">1千元</text:span><text:span text:style-name="T61">美</text:span><text:span text:style-name="T12">金</text:span>。</text:p>
                        </text:list-item>
                        <text:list-item>
                          <text:p text:style-name="P105">督促、促使 其他個體 更努力 賺錢。</text:p>
                          <text:list>
                            <text:list-item>
                              <text:p text:style-name="P106">督促、促使 其他個體 更努力（更快）賺錢。</text:p>
                            </text:list-item>
                            <text:list-item>
                              <text:p text:style-name="P105">督促、促使 其他個體 更努力（為了 更快賺錢 而）投機、鑽漏洞、踩其他個體。</text:p>
                              <text:list>
                                <text:list-item>
                                  <text:p text:style-name="P105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賺到越多錢的個體 越被其他個體 羨慕、忌妒、讚揚。</text:p>
                  <text:list>
                    <text:list-item>
                      <text:p text:style-name="P89">明顯例子，假定，第一個個體 擔任 主管，使<text:span text:style-name="T5">用 </text:span><text:span text:style-name="T12">1週的 時間，賺</text:span><text:span text:style-name="T61">到 </text:span><text:span text:style-name="T12">1千元</text:span><text:span text:style-name="T61">美</text:span><text:span text:style-name="T12">金</text:span>。</text:p>
                      <text:list>
                        <text:list-item>
                          <text:p text:style-name="P89">假定，第二個個體 擔任 <text:span text:style-name="T4">CEO</text:span>，使<text:span text:style-name="T5">用 </text:span><text:span text:style-name="T12">1週的 時間，賺</text:span><text:span text:style-name="T61">到 </text:span><text:span text:style-name="T12">1兆元</text:span><text:span text:style-name="T61">美</text:span><text:span text:style-name="T12">金</text:span>。</text:p>
                        </text:list-item>
                        <text:list-item>
                          <text:p text:style-name="P89">金融系統 有機率 宣傳、新聞報導，第二個個體 使<text:span text:style-name="T5">用 </text:span><text:span text:style-name="T12">1週的 時間，賺</text:span><text:span text:style-name="T61">到</text:span><text:span text:style-name="T12">1兆元</text:span><text:span text:style-name="T61">美</text:span><text:span text:style-name="T12">金</text:span>。</text:p>
                        </text:list-item>
                        <text:list-item>
                          <text:p text:style-name="P107">督促、促使 其他個體 更努力 賺錢。</text:p>
                          <text:list>
                            <text:list-item>
                              <text:p text:style-name="P106">督促、促使 其他個體 更努力 賺（更多）錢。</text:p>
                            </text:list-item>
                            <text:list-item>
                              <text:p text:style-name="P107">督促、促使 其他個體 更努力、擠出更多時間和精力（為了 賺更多錢 而）工作。</text:p>
                            </text:list-item>
                            <text:list-item>
                              <text:p text:style-name="P107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越獲得意外之財的個體 越被其他個體 羨慕、忌妒、期待。</text:p>
                  <text:list>
                    <text:list-item>
                      <text:p text:style-name="P91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1">錢 是 中立存在、中立個體。</text:p>
              <text:list>
                <text:list-item>
                  <text:p text:style-name="P91">錢 只是 一串數字、一個象徵、一個符號。</text:p>
                  <text:list>
                    <text:list-item>
                      <text:p text:style-name="P92">數字 是 中立。</text:p>
                    </text:list-item>
                    <text:list-item>
                      <text:p text:style-name="P92">象徵、符號 決定 金融系統的 德。</text:p>
                    </text:list-item>
                    <text:list-item>
                      <text:p text:style-name="P92">金融系統 是 中立存在、中立個體。</text:p>
                      <text:list>
                        <text:list-item>
                          <text:p text:style-name="P92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2">賺錢（方式、管道、來源）決定 金融系統的 德。</text:p>
                      <text:list>
                        <text:list-item>
                          <text:p text:style-name="P5"><text:span text:style-name="T36">（群體）</text:span>賺錢<text:span text:style-name="T36">、存錢、花錢（</text:span>方式<text:span text:style-name="T36">、管道、來源）</text:span>決定<text:span text:style-name="T36"> </text:span>金融系統的 德。</text:p>
                          <text:list>
                            <text:list-item>
                              <text:p text:style-name="P93">收取、儲蓄、消費（方式、管道、來源）決定 金融系統的 德。</text:p>
                            </text:list-item>
                            <text:list-item>
                              <text:p text:style-name="P93">某一特定個體 收取、儲蓄、消費（方式、管道、來源）決定 該個體的 德。</text:p>
                              <text:list>
                                <text:list-item>
                                  <text:p text:style-name="P93">明顯例子，假定，某一特定人類個體 賺錢方式 是 洗錢、詐欺、販賣人口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4">（群體）取得 某一特定中立存在（的 方式、管道、來源）決定 某一特定系統的 德。</text:p>
                          <text:list>
                            <text:list-item>
                              <text:p text:style-name="P93">取得、儲存、支出 該中立存在（的 方式、管道、來源）決定 該系統的 德。</text:p>
                              <text:list>
                                <text:list-item>
                                  <text:p text:style-name="P146">取得、儲存、支出（該系統 的）該中立存在（的 方式）決定 該系統的 德。</text:p>
                                </text:list-item>
                                <text:list-item>
                                  <text:p text:style-name="P95">取得、儲存、支<text:span text:style-name="T5">出</text:span><text:span text:style-name="T66">(該系統 的)某一特定內在物質(的 </text:span><text:span text:style-name="T5">方式</text:span><text:span text:style-name="T66">)</text:span>決定<text:span text:style-name="T65"> 該系統的 </text:span>德。</text:p>
                                </text:list-item>
                                <text:list-item>
                                  <text:p text:style-name="P147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147">德 是 第一個個體 認定的 德。</text:p>
                                    </text:list-item>
                                    <text:list-item>
                                      <text:p text:style-name="P147">德 是 對於 第一個個體 來說，的 德。</text:p>
                                    </text:list-item>
                                    <text:list-item>
                                      <text:p text:style-name="P147">德 是 以 第一個個體 為 坐標系零點，的 德。</text:p>
                                      <text:list>
                                        <text:list-item>
                                          <text:p text:style-name="P147">德 是 好德、壞德。</text:p>
                                        </text:list-item>
                                        <text:list-item>
                                          <text:p text:style-name="P147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8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148">第一個個體 取得、儲存、支出 某一特定個體 決定 第一個個體、該個體的德。</text:p>
                                </text:list-item>
                                <text:list-item>
                                  <text:p text:style-name="P149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2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2">明顯例子，金融系統，道 越低，賺錢 越快。</text:p>
                        </text:list-item>
                        <text:list-item>
                          <text:p text:style-name="P92">明顯例子，假定，賺錢速度<text:span text:style-name="T5">，洗錢、詐欺、販賣人口 &gt; </text:span><text:span text:style-name="T63">維護大自然</text:span>。</text:p>
                          <text:list>
                            <text:list-item>
                              <text:p text:style-name="P92">賺錢速度差 越大，錢、金融系統的 德 越低。</text:p>
                              <text:list>
                                <text:list-item>
                                  <text:p text:style-name="P150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明顯例子，假定，賺錢金額<text:span text:style-name="T5">，洗錢、詐欺、販賣人口 &gt; </text:span><text:span text:style-name="T63">維護大自然</text:span>。</text:p>
                          <text:list>
                            <text:list-item>
                              <text:p text:style-name="P97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98">明顯例子，賣家、收取金錢的個體 有機率不會 問、驗證 賺錢方式、取得管道。</text:p>
                          <text:list>
                            <text:list-item>
                              <text:p text:style-name="P97">賣家 有機率 不看、不問、不在乎 金錢的 賺錢方式、取得管道、開採來源。</text:p>
                            </text:list-item>
                            <text:list-item>
                              <text:p text:style-name="P99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7">錢<text:span text:style-name="T63"> </text:span><text:span text:style-name="T34">↔</text:span><text:span text:style-name="T62">（道、德 的）道</text:span>。</text:p>
                  <text:list>
                    <text:list-item>
                      <text:p text:style-name="P100"><text:span text:style-name="T64">金融系統</text:span><text:span text:style-name="T63"> </text:span><text:span text:style-name="T34">↔</text:span><text:span text:style-name="T62">（道、德 的）道</text:span>。</text:p>
                    </text:list-item>
                    <text:list-item>
                      <text:p text:style-name="P101">賺錢的 方式、管道、來源<text:span text:style-name="T63"> </text:span><text:span text:style-name="T34">↔</text:span><text:span text:style-name="T64"> 決定 </text:span>錢、<text:span text:style-name="T64">金融系統的</text:span><text:span text:style-name="T62">（道、德 的）德</text:span>。</text:p>
                      <text:list>
                        <text:list-item>
                          <text:p text:style-name="P101">（群體）賺錢的 方式、管道、來源<text:span text:style-name="T63"> </text:span><text:span text:style-name="T34">↔</text:span><text:span text:style-name="T64"> 決定 </text:span>錢、<text:span text:style-name="T64">金融系統的</text:span><text:span text:style-name="T62">（道、德 的）德</text:span>。</text:p>
                        </text:list-item>
                        <text:list-item>
                          <text:p text:style-name="P101">（單一、一小群、一大群）賺錢的 方式<text:span text:style-name="T63"> </text:span><text:span text:style-name="T34">↔</text:span><text:span text:style-name="T64"> 決定 </text:span>錢、<text:span text:style-name="T64">金融系統的</text:span><text:span text:style-name="T62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08">明顯例子，假定，一大群 知道、認知到、體驗到，單一、一小群 使用 錢 控制 一大群。</text:p>
                  <text:list>
                    <text:list-item>
                      <text:p text:style-name="P108">一大群 有機率認定，錢、金融系統 有 壞德。</text:p>
                    </text:list-item>
                    <text:list-item>
                      <text:p text:style-name="P108">假定，一大群 消費 以此生存、享受生活。</text:p>
                      <text:list>
                        <text:list-item>
                          <text:p text:style-name="P108">一大群 有機率認定，錢、金融系統 有 好德。</text:p>
                        </text:list-item>
                        <text:list-item>
                          <text:p text:style-name="P108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08">明顯例子，假定，錢 讓 單一、一小群 能夠控制 一大群。</text:p>
                  <text:list>
                    <text:list-item>
                      <text:p text:style-name="P108">單一、一小群 建立 金融系統，群體 維護、優化 金融系統，讓 錢 在 金融系統 流通。</text:p>
                      <text:list>
                        <text:list-item>
                          <text:p text:style-name="P108">群體 是 單一、一小群、一大群。</text:p>
                        </text:list-item>
                        <text:list-item>
                          <text:p text:style-name="P108">優化 是 讓 單一、一小群 賺更多錢、更快賺到錢。</text:p>
                          <text:list>
                            <text:list-item>
                              <text:p text:style-name="P108">優化 是 讓一大群 賺到的錢的價值更低（通膨）、更慢賺到錢（科技取代人力）。</text:p>
                            </text:list-item>
                            <text:list-item>
                              <text:p text:style-name="P108">優化 是 讓 一大群 更（自願、不自覺、認定理所當然）服務 單一、一大群。</text:p>
                            </text:list-item>
                            <text:list-item>
                              <text:p text:style-name="P108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08">錢 <text:span text:style-name="T34">↔</text:span><text:span text:style-name="T62"> 氧氣、毒液、血液</text:span>。</text:p>
                          <text:list>
                            <text:list-item>
                              <text:p text:style-name="P109">金融系統 <text:span text:style-name="T34">↔</text:span><text:span text:style-name="T62">（大氣層的）氧氣循環系統、毒液循環系統、血液循環系統</text:span>。</text:p>
                            </text:list-item>
                            <text:list-item>
                              <text:p text:style-name="P108">氧氣 有機率讓 人類 生存、生活。</text:p>
                              <text:list>
                                <text:list-item>
                                  <text:p text:style-name="P110">對於 人類 來說，<text:span text:style-name="T62">氧氣循環系統</text:span> 是 好德的存在。</text:p>
                                </text:list-item>
                                <text:list-item>
                                  <text:p text:style-name="P108">氧氣 有機率危害 厭氧生物。</text:p>
                                  <text:list>
                                    <text:list-item>
                                      <text:p text:style-name="P111">對於 厭氧生物 來說，<text:span text:style-name="T62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8">毒液 有機率保護 蛇類。</text:p>
                              <text:list>
                                <text:list-item>
                                  <text:p text:style-name="P112">對於 蛇類 來說，毒液循環系統 是 好德的存在。</text:p>
                                </text:list-item>
                                <text:list-item>
                                  <text:p text:style-name="P108">毒液 有機率危害 人類。</text:p>
                                  <text:list>
                                    <text:list-item>
                                      <text:p text:style-name="P112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3">單一、一小群 有機率認定，錢、金融系統 有 好德。</text:p>
                      <text:list>
                        <text:list-item>
                          <text:p text:style-name="P113">單一、一小群 有機率認定，錢、金融系統 是 控制、遙控 一大群的 優良工具。</text:p>
                          <text:list>
                            <text:list-item>
                              <text:p text:style-name="P114">使用 錢、金融系統 解決問題、優化功能。</text:p>
                              <text:list>
                                <text:list-item>
                                  <text:p text:style-name="P115">一大群 解決（單一、一小群 的）問題、優化（單一、一小群 想要的）功能。</text:p>
                                </text:list-item>
                                <text:list-item>
                                  <text:p text:style-name="P151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3"><text:bookmark-start text:name="人文主義"/>人文主義<text:bookmark-end text:name="人文主義"/></text:p>
          <text:list>
            <text:list-item>
              <text:p text:style-name="P116"><text:span text:style-name="T67">人文主義</text:span>。</text:p>
              <text:list>
                <text:list-item>
                  <text:p text:style-name="P116">自由人文主義。</text:p>
                </text:list-item>
                <text:list-item>
                  <text:p text:style-name="P116">社會<text:span text:style-name="T67">人文主義</text:span>。</text:p>
                </text:list-item>
                <text:list-item>
                  <text:p text:style-name="P116">社會達爾文<text:span text:style-name="T67">人文主義</text:span>。</text:p>
                </text:list-item>
              </text:list>
            </text:list-item>
            <text:list-item>
              <text:p text:style-name="P117"><text:span text:style-name="T67">人文主義</text:span>。</text:p>
              <text:list>
                <text:list-item>
                  <text:p text:style-name="P117">自由人文主義。</text:p>
                  <text:list>
                    <text:list-item>
                      <text:p text:style-name="P118">個體 比 官方 更重要。</text:p>
                      <text:list>
                        <text:list-item>
                          <text:p text:style-name="P119">個體的 自由、意志、認定 比 公會、政府 的 自由、意志、認定 更重要、更可信。</text:p>
                        </text:list-item>
                        <text:list-item>
                          <text:p text:style-name="P119">明顯例子，假定，某一特定個體 認定，人外文明 存在。</text:p>
                          <text:list>
                            <text:list-item>
                              <text:p text:style-name="P120">假定，公會、政府（向 所有個體）宣告，人外文明 不存在。</text:p>
                            </text:list-item>
                            <text:list-item>
                              <text:p text:style-name="P121">自由人文主義 鼓勵，該個體 相信，自己的 認定。</text:p>
                              <text:list>
                                <text:list-item>
                                  <text:p text:style-name="P141"><text:span text:style-name="T63">該個體的 認定（在 未來）有機率 改變</text:span>。</text:p>
                                </text:list-item>
                                <text:list-item>
                                  <text:p text:style-name="P142"><text:span text:style-name="T63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自由人文主義 是 數量型人文主義。</text:p>
                      <text:list>
                        <text:list-item>
                          <text:p text:style-name="P152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7">社會<text:span text:style-name="T67">人文主義</text:span>。</text:p>
                  <text:list>
                    <text:list-item>
                      <text:p text:style-name="P123">官方 比 個體 更重要。</text:p>
                      <text:list>
                        <text:list-item>
                          <text:p text:style-name="P124">公會、政府 的 自由、意志、認定 比 個體的 自由、意志、認定 更重要、更可信。</text:p>
                        </text:list-item>
                        <text:list-item>
                          <text:p text:style-name="P124">明顯例子，假定，某一特定個體 認定，人外文明 存在。</text:p>
                          <text:list>
                            <text:list-item>
                              <text:p text:style-name="P124">假定，公會、政府（向 所有個體）宣告，人外文明 不存在。</text:p>
                            </text:list-item>
                            <text:list-item>
                              <text:p text:style-name="P125">社會人文主義 鼓勵，該個體 相信，公會、政府 的 宣告。</text:p>
                              <text:list>
                                <text:list-item>
                                  <text:p text:style-name="P125">公會、政府 的 宣告（在 未來）有機率 改變。</text:p>
                                </text:list-item>
                                <text:list-item>
                                  <text:p text:style-name="P126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社會<text:span text:style-name="T67">人文主義 是 </text:span>社會型人文主義。</text:p>
                      <text:list>
                        <text:list-item>
                          <text:p text:style-name="P153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7">社會達爾文<text:span text:style-name="T67">人文主義</text:span>。</text:p>
                  <text:list>
                    <text:list-item>
                      <text:p text:style-name="P117">衝突、鬥爭、勝者為王。</text:p>
                      <text:list>
                        <text:list-item>
                          <text:p text:style-name="P127">個體、官方 衝突、鬥爭、勝者為王。</text:p>
                        </text:list-item>
                        <text:list-item>
                          <text:p text:style-name="P117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8"><text:bookmark-start text:name="資本主義"/>資本主義<text:bookmark-end text:name="資本主義"/></text:p>
          <text:list>
            <text:list-item>
              <text:p text:style-name="P117">資本主義。</text:p>
              <text:list>
                <text:list-item>
                  <text:p text:style-name="P129">明顯<text:span text:style-name="T5">例子，（</text:span><text:span text:style-name="T24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28">衡量產品之間的交換價值時，產品就變成了有價格的商品。</text:p>
                    </text:list-item>
                    <text:list-item>
                      <text:p text:style-name="P128">用來進行商品交易的空間就稱為市場。</text:p>
                    </text:list-item>
                    <text:list-item>
                      <text:p text:style-name="P128">市場交易的範圍幾乎擴及萬事萬物。</text:p>
                    </text:list-item>
                    <text:list-item>
                      <text:p text:style-name="P128">市場交易的邏輯、市場競標。</text:p>
                    </text:list-item>
                    <text:list-item>
                      <text:p text:style-name="P128">一個東西的交換價值，也就是多少價格。</text:p>
                    </text:list-item>
                    <text:list-item>
                      <text:p text:style-name="P128">一個東西的體驗價值，也就是感受如何。</text:p>
                    </text:list-item>
                    <text:list-item>
                      <text:p text:style-name="P128">資本主義的特點，交換價值凌駕於體驗價值，傾向把一切事物都商品化。</text:p>
                    </text:list-item>
                    <text:list-item>
                      <text:p text:style-name="P128">生產的基本要素，原料和生產工具、土地和空間、勞動力。</text:p>
                    </text:list-item>
                    <text:list-item>
                      <text:p text:style-name="P128">資本家是先分配好要付的債務、地租、工資，先算好他必須至少賺多少才有利可圖，之後才開始工作。</text:p>
                    </text:list-item>
                    <text:list-item>
                      <text:p text:style-name="P128">用最少人力成本達成最高生產力。</text:p>
                    </text:list-item>
                    <text:list-item>
                      <text:p text:style-name="P128">他們知道就算玩過火了，政府也會出來救火。</text:p>
                    </text:list-item>
                    <text:list-item>
                      <text:p text:style-name="P128">維持資本家想要的社會秩序。</text:p>
                    </text:list-item>
                    <text:list-item>
                      <text:p text:style-name="P128">資本主義的經濟引擎是靠銀行業的債務推動的，所以經濟體系要越發達，銀行業勢必越活躍。</text:p>
                    </text:list-item>
                    <text:list-item>
                      <text:p text:style-name="P128">只有少數的企業主跟資本家享受到科技帶來的巨大財富，而勞工卻面臨要被機器人淘汰的處境。</text:p>
                    </text:list-item>
                    <text:list-item>
                      <text:p text:style-name="P128">資本主義追逐利潤的本性會產生出三股力量。</text:p>
                    </text:list-item>
                    <text:list-item>
                      <text:p text:style-name="P128">自動化生產會使人力成本降低。</text:p>
                    </text:list-item>
                    <text:list-item>
                      <text:p text:style-name="P128">廠商之間的競爭會使產品售價降低。</text:p>
                    </text:list-item>
                    <text:list-item>
                      <text:p text:style-name="P128">取代勞工的機器人不會消費，而勞工又因為沒工作而降低消費能力，所以整個市場的產品需求又會降低。</text:p>
                    </text:list-item>
                    <text:list-item>
                      <text:p text:style-name="P128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28">碳權、把氣候變遷問題交給市場處理。</text:p>
                      <text:list>
                        <text:list-item>
                          <text:p text:style-name="P128">大自然 被 商品化。</text:p>
                        </text:list-item>
                        <text:list-item>
                          <text:p text:style-name="P128">抽象例子，代理孕母交易、器官販賣、人口買賣。</text:p>
                          <text:list>
                            <text:list-item>
                              <text:p text:style-name="P128">人體 被 商品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8">應該重新喚起人們對體驗價值的重視。</text:p>
                    </text:list-item>
                  </text:list>
                </text:list-item>
                <text:list-item>
                  <text:p text:style-name="P130">明顯<text:span text:style-name="T4">例子，（</text:span><text:span text:style-name="T24">YouTube</text:span><text:span text:style-name="T4">）</text:span><text:span text:style-name="T25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31">無主地先佔。</text:p>
                      <text:list>
                        <text:list-item>
                          <text:p text:style-name="P132">大自然 被 私有財產化。</text:p>
                        </text:list-item>
                      </text:list>
                    </text:list-item>
                    <text:list-item>
                      <text:p text:style-name="P131">私有財產、市場經濟、土地開發。</text:p>
                    </text:list-item>
                    <text:list-item>
                      <text:p text:style-name="P131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31">政府存在的目的就是保障生命跟私有財產。</text:p>
                    </text:list-item>
                    <text:list-item>
                      <text:p text:style-name="P131">政府統治的正當性是人民賦予的。</text:p>
                    </text:list-item>
                    <text:list-item>
                      <text:p text:style-name="P131">生命、自由、追求幸福，是造物主賦予的不可剝奪的權利。</text:p>
                    </text:list-item>
                    <text:list-item>
                      <text:p text:style-name="P131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31">不能讓人民活不下去。</text:p>
                    </text:list-item>
                    <text:list-item>
                      <text:p text:style-name="P131">政治要為經濟服務。</text:p>
                    </text:list-item>
                    <text:list-item>
                      <text:p text:style-name="P131">洛克所處的<text:span text:style-name="T14">17世</text:span><text:span text:style-name="T68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31">自我的所有權。</text:p>
                    </text:list-item>
                    <text:list-item>
                      <text:p text:style-name="P131">地主、資方繼承了世世代代的財富。</text:p>
                    </text:list-item>
                    <text:list-item>
                      <text:p text:style-name="P131">被迫服從。</text:p>
                    </text:list-item>
                    <text:list-item>
                      <text:p text:style-name="P131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8"><text:bookmark-start text:name="新聞報導"/>新聞報導<text:bookmark-end text:name="新聞報導"/></text:p>
          <text:list>
            <text:list-item>
              <text:p text:style-name="P133">明顯<text:span text:style-name="T4">例子，（</text:span><text:span text:style-name="T24">YouTube</text:span><text:span text:style-name="T4">）為什麼新聞熱搜總將焦點對準"被害者"？｜江湖舉人。</text:span></text:p>
              <text:list>
                <text:list-item>
                  <text:p text:style-name="P133">加害者隱身現象。</text:p>
                </text:list-item>
              </text:list>
            </text:list-item>
          </text:list>
        </text:list-item>
        <text:list-item>
          <text:p text:style-name="P133">愚<text:bookmark-start text:name="愚蠢"/>蠢<text:bookmark-end text:name="愚蠢"/></text:p>
          <text:list>
            <text:list-item>
              <text:p text:style-name="P134">明顯<text:span text:style-name="T4">例子，（</text:span><text:span text:style-name="T24">YouTube</text:span><text:span text:style-name="T4">）蠢人總是比壞人更危險｜聰明是什麼｜什麼是愚蠢｜遠離愚蠢｜｜愚蠢的成因｜</text:span>。</text:p>
              <text:list>
                <text:list-item>
                  <text:p text:style-name="P134">愚蠢是無知而不自知。</text:p>
                </text:list-item>
                <text:list-item>
                  <text:p text:style-name="P134">反思自己。</text:p>
                </text:list-item>
                <text:list-item>
                  <text:p text:style-name="P134">聰明人根據客觀事實來看清自己的邊界。</text:p>
                </text:list-item>
                <text:list-item>
                  <text:p text:style-name="P134">蠢人的潛意識要求整個世界來適應自己。</text:p>
                </text:list-item>
                <text:list-item>
                  <text:p text:style-name="P134">愚蠢是一種道德上的缺陷，而不是智力問題，是對正常智力的主動放棄。</text:p>
                </text:list-item>
                <text:list-item>
                  <text:p text:style-name="P134">聰明的人都是相似的，他們都有著包容、開放、能夠看透事物本質的特點。</text:p>
                </text:list-item>
                <text:list-item>
                  <text:p text:style-name="P134">蠢人比壞人更危險。</text:p>
                </text:list-item>
                <text:list-item>
                  <text:p text:style-name="P134">蠢最主要的特點是不承認事實、不承認客觀規律、過於強調自我。</text:p>
                </text:list-item>
                <text:list-item>
                  <text:p text:style-name="P134">蠢人遇到問題，不會主動去找問題的解決辦法，而是喜歡各種抱怨，他們認為一切都是別人的錯，是客觀環境的錯。</text:p>
                </text:list-item>
                <text:list-item>
                  <text:p text:style-name="P134">當我們面對困難，要麼改變它，要麼適應它，實在不行還可以遠離它。</text:p>
                </text:list-item>
                <text:list-item>
                  <text:p text:style-name="P134">蠢人永遠只會站在原地不停地抱怨，而不付出任何行動。</text:p>
                </text:list-item>
                <text:list-item>
                  <text:p text:style-name="P134">蠢人只會宣洩情緒。</text:p>
                </text:list-item>
                <text:list-item>
                  <text:p text:style-name="P134">想要過好人生，最好遠離蠢人。</text:p>
                </text:list-item>
                <text:list-item>
                  <text:p text:style-name="P134">愚蠢與智商無關，他們潛意識裡認為自己就是世界的中心。</text:p>
                </text:list-item>
                <text:list-item>
                  <text:p text:style-name="P134">愚蠢難以預測，給我們的生活帶來各種根本不應該存在的困難。</text:p>
                </text:list-item>
                <text:list-item>
                  <text:p text:style-name="P134">蠢人只能關注到自己的感受，任何錯誤都屬於別人。</text:p>
                </text:list-item>
                <text:list-item>
                  <text:p text:style-name="P134">蠢人不可交流，不可改變。唯一的辦法就是遠離。</text:p>
                </text:list-item>
                <text:list-item>
                  <text:p text:style-name="P134">犯蠢的正常人與不可救藥的蠢人最大的區別在於：自省。</text:p>
                </text:list-item>
              </text:list>
            </text:list-item>
          </text:list>
        </text:list-item>
        <text:list-item>
          <text:p text:style-name="P134"><text:bookmark-start text:name="孝順"/>孝順<text:bookmark-end text:name="孝順"/></text:p>
          <text:list>
            <text:list-item>
              <text:p text:style-name="P135">明顯<text:span text:style-name="T4">例子，（</text:span><text:span text:style-name="T24">YouTube</text:span><text:span text:style-name="T4">）孝順的本質｜孝順到底是什麼｜為什麼會有孝順｜人身依附｜感恩</text:span>。</text:p>
              <text:list>
                <text:list-item>
                  <text:p text:style-name="P134">降低社會管理成本。</text:p>
                </text:list-item>
                <text:list-item>
                  <text:p text:style-name="P134">父母和孩子天生就有著難以割捨的羈絆，所謂孝道，不是天性，是後天的灌輸。</text:p>
                </text:list-item>
                <text:list-item>
                  <text:p text:style-name="P134">孝順跟愛沒什麼關係，是為建立一種不平等的秩序，方便統治。</text:p>
                </text:list-item>
                <text:list-item>
                  <text:p text:style-name="P134">以孝順為核心構建的社會，天然存在著不公平和不平等。</text:p>
                </text:list-item>
                <text:list-item>
                  <text:p text:style-name="P134">父母與孩子，更應該以愛為牽絆而不是什麼孝順。</text:p>
                </text:list-item>
              </text:list>
            </text:list-item>
          </text:list>
        </text:list-item>
        <text:list-item>
          <text:p text:style-name="P134"><text:bookmark-start text:name="權威"/>權威<text:bookmark-end text:name="權威"/></text:p>
          <text:list>
            <text:list-item>
              <text:p text:style-name="P136">權威。</text:p>
              <text:list>
                <text:list-item>
                  <text:p text:style-name="P136">權威，讓 個體 弱化、放棄、停止 獨立思考。</text:p>
                  <text:list>
                    <text:list-item>
                      <text:p text:style-name="P134">個體 依附、依賴 權威。</text:p>
                      <text:list>
                        <text:list-item>
                          <text:p text:style-name="P137">個體 依附、依賴（看似）具有、擁有 權威的 其他個體。</text:p>
                        </text:list-item>
                      </text:list>
                    </text:list-item>
                    <text:list-item>
                      <text:p text:style-name="P134">個體 從眾效應 權威。</text:p>
                    </text:list-item>
                  </text:list>
                </text:list-item>
                <text:list-item>
                  <text:p text:style-name="P134">權威，讓 個體 產生、強化、無條件 信任、信仰、信念。</text:p>
                  <text:list>
                    <text:list-item>
                      <text:p text:style-name="P138">個體 強化、無條件 信任、信仰、信念（看似）具有、擁有 權威的 其他個體。</text:p>
                    </text:list-item>
                  </text:list>
                </text:list-item>
              </text:list>
            </text:list-item>
            <text:list-item>
              <text:p text:style-name="P139">權威 的 明顯例子，名人效應、光環效應、<text:span text:style-name="T48">米爾格倫電擊實驗</text:span>。</text:p>
            </text:list-item>
            <text:list-item>
              <text:p text:style-name="P134">反制。</text:p>
              <text:list>
                <text:list-item>
                  <text:p text:style-name="P140">獨立思考。</text:p>
                  <text:list>
                    <text:list-item>
                      <text:p text:style-name="P140">個體、群體 獨立思考、客觀思考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17:54:19.349000000</dc:date>
    <meta:editing-duration>P17DT3H54S</meta:editing-duration>
    <meta:editing-cycles>15893</meta:editing-cycles>
    <meta:document-statistic meta:table-count="0" meta:image-count="0" meta:object-count="0" meta:page-count="1" meta:paragraph-count="362" meta:word-count="8955" meta:character-count="10304" meta:non-whitespace-character-count="9494"/>
  </office:meta>
</office:document-meta>
</file>